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v2d(3, 3, kernel_size=(4, 4), stride=(2, 2), padding=(1, 1)) | input shape : torch.Size([3, 256, 256])</text:p>
      <text:p text:style-name="Standard">ReLU() | input shape : torch.Size([3, 128, 128])</text:p>
      <text:p text:style-name="Standard">Conv2d(3, 2, kernel_size=(4, 4), stride=(2, 2), padding=(1, 1)) | input shape : torch.Size([3, 128, 128])</text:p>
      <text:p text:style-name="Standard">ReLU() | input shape : torch.Size([2, 64, 64])</text:p>
      <text:p text:style-name="Standard">Conv2d(2, 1, kernel_size=(4, 4), stride=(2, 2), padding=(1, 1)) | input shape : torch.Size([2, 64, 64])</text:p>
      <text:p text:style-name="Standard">Flatten(start_dim=1, end_dim=-1) | input shape : torch.Size([1, 32, 32])</text:p>
      <text:p text:style-name="Standard">Linear(in_features=1024, out_features=1024, bias=True) | input shape : torch.Size([1, 1024])</text:p>
      <text:p text:style-name="Standard">ReLU() | input shape : torch.Size([1, 1024])</text:p>
      <text:p text:style-name="Standard">Unflatten(dim=1, unflattened_size=(32, 32)) | input shape : torch.Size([1, 1024])</text:p>
      <text:p text:style-name="Standard">ConvTranspose2d(1, 2, kernel_size=(4, 4), stride=(2, 2), padding=(1, 1)) | input shape : torch.Size([1, 32, 32])</text:p>
      <text:p text:style-name="Standard">ReLU() | input shape : torch.Size([2, 64, 64])</text:p>
      <text:p text:style-name="Standard">ConvTranspose2d(2, 3, kernel_size=(4, 4), stride=(2, 2), padding=(1, 1)) | input shape : torch.Size([2, 64, 64])</text:p>
      <text:p text:style-name="Standard">ReLU() | input shape : torch.Size([3, 128, 128])</text:p>
      <text:p text:style-name="Standard">ConvTranspose2d(3, 3, kernel_size=(4, 4), stride=(2, 2), padding=(1, 1)) | input shape : torch.Size([3, 128, 128])</text:p>
      <text:p text:style-name="Standard">ReLU() | input shape : torch.Size([3, 256, 256])</text:p>
      <text:p text:style-name="Standard">==========================================================================================</text:p>
      <text:p text:style-name="Standard">Layer (type:depth-idx) <text:s text:c="18"/>Output Shape <text:s text:c="13"/>Param #</text:p>
      <text:p text:style-name="Standard">==========================================================================================</text:p>
      <text:p text:style-name="Standard">ReconstructiveAutoEncoder <text:s text:c="15"/>[3, 256, 256] <text:s text:c="12"/>--</text:p>
      <text:p text:style-name="Standard">├─Sequential: 1-1 <text:s text:c="23"/>-- <text:s text:c="23"/>--</text:p>
      <text:p text:style-name="Standard">│ <text:s text:c="3"/>└─Conv2d: 2-1 <text:s text:c="22"/>-- <text:s text:c="23"/>147</text:p>
      <text:p text:style-name="Standard">│ <text:s text:c="3"/>└─ReLU: 2-2 <text:s text:c="24"/>-- <text:s text:c="23"/>--</text:p>
      <text:p text:style-name="Standard">│ <text:s text:c="3"/>└─Conv2d: 2-3 <text:s text:c="22"/>-- <text:s text:c="23"/>98</text:p>
      <text:p text:style-name="Standard">│ <text:s text:c="3"/>└─ReLU: 2-4 <text:s text:c="24"/>-- <text:s text:c="23"/>--</text:p>
      <text:p text:style-name="Standard">│ <text:s text:c="3"/>└─Conv2d: 2-5 <text:s text:c="22"/>-- <text:s text:c="23"/>33</text:p>
      <text:p text:style-name="Standard">│ <text:s text:c="3"/>└─Flatten: 2-6 <text:s text:c="21"/>-- <text:s text:c="23"/>--</text:p>
      <text:p text:style-name="Standard">│ <text:s text:c="3"/>└─Linear: 2-7 <text:s text:c="22"/>-- <text:s text:c="23"/>1,049,600</text:p>
      <text:p text:style-name="Standard">│ <text:s text:c="3"/>└─ReLU: 2-8 <text:s text:c="24"/>-- <text:s text:c="23"/>--</text:p>
      <text:p text:style-name="Standard">│ <text:s text:c="3"/>└─Unflatten: 2-9 <text:s text:c="19"/>-- <text:s text:c="23"/>--</text:p>
      <text:p text:style-name="Standard">│ <text:s text:c="3"/>└─ConvTranspose2d: 2-10 <text:s text:c="12"/>-- <text:s text:c="23"/>34</text:p>
      <text:p text:style-name="Standard">│ <text:s text:c="3"/>└─ReLU: 2-11 <text:s text:c="23"/>-- <text:s text:c="23"/>--</text:p>
      <text:p text:style-name="Standard">│ <text:s text:c="3"/>└─ConvTranspose2d: 2-12 <text:s text:c="12"/>-- <text:s text:c="23"/>99</text:p>
      <text:p text:style-name="Standard">│ <text:s text:c="3"/>└─ReLU: 2-13 <text:s text:c="23"/>-- <text:s text:c="23"/>--</text:p>
      <text:p text:style-name="Standard">│ <text:s text:c="3"/>└─ConvTranspose2d: 2-14 <text:s text:c="12"/>-- <text:s text:c="23"/>147</text:p>
      <text:p text:style-name="Standard">│ <text:s text:c="3"/>└─ReLU: 2-15 <text:s text:c="23"/>-- <text:s text:c="23"/>--</text:p>
      <text:p text:style-name="Standard">==========================================================================================</text:p>
      <text:p text:style-name="Standard">Total params: 1,050,158</text:p>
      <text:p text:style-name="Standard">Trainable params: 1,050,158</text:p>
      <text:p text:style-name="Standard">Non-trainable params: 0</text:p>
      <text:p text:style-name="Standard">Total mult-adds (M): 0.00</text:p>
      <text:p text:style-name="Standard">==========================================================================================</text:p>
      <text:p text:style-name="Standard">Input size (MB): 0.79</text:p>
      <text:p text:style-name="Standard">Forward/backward pass size (MB): 0.00</text:p>
      <text:p text:style-name="Standard"><text:soft-page-break/>Params size (MB): 4.20</text:p>
      <text:p text:style-name="Standard">Estimated Total Size (MB): 4.99</text:p>
      <text:p text:style-name="Standard">======================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09:32.431913536</meta:creation-date>
    <dc:date>2022-06-02T14:10:02.465269387</dc:date>
    <meta:editing-duration>PT30S</meta:editing-duration>
    <meta:editing-cycles>1</meta:editing-cycles>
    <meta:document-statistic meta:table-count="0" meta:image-count="0" meta:object-count="0" meta:page-count="2" meta:paragraph-count="46" meta:word-count="290" meta:character-count="3091" meta:non-whitespace-character-count="2048"/>
    <meta:generator>LibreOffice/6.4.7.2$Linux_X86_64 LibreOffice_project/40$Build-2</meta:generator>
  </office:meta>
</office:document-meta>
</file>